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78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5.993cm" svg:height="9.004cm" svg:x="5.724cm" svg:y="10.731cm">
            <draw:object draw:notify-on-update-of-ranges="'AUV Data'.G2:'AUV Data'.G9 'AUV Data'.G17:'AUV Data'.G20 'AUV Data'.H2:'AUV Data'.H9 'AUV Data'.H17:'AUV Data'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01572" calcext:value-type="float">
            <text:p>1.001572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173813" calcext:value-type="float">
            <text:p>1.0173813</text:p>
          </table:table-cell>
          <table:table-cell table:style-name="ce2" office:value-type="float" office:value="127.08" calcext:value-type="float">
            <text:p>127.08</text:p>
          </table:table-cell>
          <table:table-cell table:style-name="ce2"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6074" calcext:value-type="float">
            <text:p>1.26074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4778348" calcext:value-type="float">
            <text:p>1.4778348</text:p>
          </table:table-cell>
          <table:table-cell table:style-name="ce2" office:value-type="float" office:value="186.36" calcext:value-type="float">
            <text:p>186.36</text:p>
          </table:table-cell>
          <table:table-cell table:style-name="ce2"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636046" calcext:value-type="float">
            <text:p>1.8636046</text:p>
          </table:table-cell>
          <table:table-cell table:style-name="ce2" office:value-type="float" office:value="229.98" calcext:value-type="float">
            <text:p>229.98</text:p>
          </table:table-cell>
          <table:table-cell table:style-name="ce2"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I7]*60" office:value-type="float" office:value="149.876352009592" calcext:value-type="float">
            <text:p>149.876352009592</text:p>
          </table:table-cell>
          <table:table-cell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7]/1000" office:value-type="float" office:value="0.7" calcext:value-type="float">
            <text:p>0.7</text:p>
          </table:table-cell>
          <table:table-cell table:formula="of:=([.C7]*[.G7])/0.000001" office:value-type="float" office:value="6800000" calcext:value-type="float">
            <text:p>6800000</text:p>
          </table:table-cell>
          <table:table-cell table:formula="of:=[.G7]/([.I7]*[.K7])" office:value-type="float" office:value="0.5719" calcext:value-type="float">
            <text:p>0.5719</text:p>
          </table:table-cell>
          <table:table-cell table:formula="of:=[.L7]/[.M7]" office:value-type="float" office:value="11890190.592761" calcext:value-type="float">
            <text:p>11890190.59276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I8]*60" office:value-type="float" office:value="223.563603845294" calcext:value-type="float">
            <text:p>223.563603845294</text:p>
          </table:table-cell>
          <table:table-cell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8]/1000" office:value-type="float" office:value="0.7" calcext:value-type="float">
            <text:p>0.7</text:p>
          </table:table-cell>
          <table:table-cell table:formula="of:=([.C8]*[.G8])/0.000001" office:value-type="float" office:value="10200000" calcext:value-type="float">
            <text:p>10200000</text:p>
          </table:table-cell>
          <table:table-cell table:formula="of:=[.G8]/([.I8]*[.K8])" office:value-type="float" office:value="0.575100000000001" calcext:value-type="float">
            <text:p>0.575100000000001</text:p>
          </table:table-cell>
          <table:table-cell table:formula="of:=[.L8]/[.M8]" office:value-type="float" office:value="17736045.90506" calcext:value-type="float">
            <text:p>17736045.9050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I9]*60" office:value-type="float" office:value="293.99514908004" calcext:value-type="float">
            <text:p>293.99514908004</text:p>
          </table:table-cell>
          <table:table-cell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9]/1000" office:value-type="float" office:value="0.7" calcext:value-type="float">
            <text:p>0.7</text:p>
          </table:table-cell>
          <table:table-cell table:formula="of:=([.C9]*[.G9])/0.000001" office:value-type="float" office:value="13600000" calcext:value-type="float">
            <text:p>13600000</text:p>
          </table:table-cell>
          <table:table-cell table:formula="of:=[.G9]/([.I9]*[.K9])" office:value-type="float" office:value="0.5831" calcext:value-type="float">
            <text:p>0.5831</text:p>
          </table:table-cell>
          <table:table-cell table:formula="of:=[.L9]/[.M9]" office:value-type="float" office:value="23323615.1603498" calcext:value-type="float">
            <text:p>23323615.1603498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155.143674125175" calcext:value-type="float">
            <text:p>155.143674125175</text:p>
          </table:table-cell>
          <table:table-cell table:style-name="ce2" table:formula="of:=[.H10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0]/1000" office:value-type="float" office:value="0.7" calcext:value-type="float">
            <text:p>0.7</text:p>
          </table:table-cell>
          <table:table-cell table:formula="of:=([.C10]*[.G10])/0.000001" office:value-type="float" office:value="11245000" calcext:value-type="float">
            <text:p>11245000</text:p>
          </table:table-cell>
          <table:table-cell table:formula="of:=[.G10]/([.I10]*[.K10])" office:value-type="float" office:value="0.955796071750064" calcext:value-type="float">
            <text:p>0.955796071750064</text:p>
          </table:table-cell>
          <table:table-cell table:formula="of:=[.L10]/[.M10]" office:value-type="float" office:value="11765061.9544924" calcext:value-type="float">
            <text:p>11765061.9544924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165.122719893038" calcext:value-type="float">
            <text:p>165.122719893038</text:p>
          </table:table-cell>
          <table:table-cell table:style-name="ce2" table:formula="of:=[.H11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2155000" calcext:value-type="float">
            <text:p>12155000</text:p>
          </table:table-cell>
          <table:table-cell table:formula="of:=[.G11]/([.I11]*[.K11])" office:value-type="float" office:value="0.970706601669007" calcext:value-type="float">
            <text:p>0.970706601669007</text:p>
          </table:table-cell>
          <table:table-cell table:formula="of:=[.L11]/[.M11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.063677271119" calcext:value-type="float">
            <text:p>175.063677271119</text:p>
          </table:table-cell>
          <table:table-cell table:style-name="ce2" table:formula="of:=[.H12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3000000" calcext:value-type="float">
            <text:p>13000000</text:p>
          </table:table-cell>
          <table:table-cell table:formula="of:=[.G12]/([.I12]*[.K12])" office:value-type="float" office:value="0.979235522187062" calcext:value-type="float">
            <text:p>0.979235522187062</text:p>
          </table:table-cell>
          <table:table-cell table:formula="of:=[.L12]/[.M12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0963270949056" calcext:value-type="float">
            <text:p>0.40963270949056</text:p>
          </table:table-cell>
          <table:table-cell office:value-type="float" office:value="323.67758186398" calcext:value-type="float">
            <text:p>323.67758186398</text:p>
          </table:table-cell>
          <table:table-cell table:formula="of:=[.H13]/60" office:value-type="float" office:value="5.39462636439967" calcext:value-type="float">
            <text:p>5.3946263643996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3]/1000" office:value-type="float" office:value="0.093" calcext:value-type="float">
            <text:p>0.093</text:p>
          </table:table-cell>
          <table:table-cell table:formula="of:=([.C13]*[.G13])/0.000001" office:value-type="float" office:value="614449.06423584" calcext:value-type="float">
            <text:p>614449.06423584</text:p>
          </table:table-cell>
          <table:table-cell table:formula="of:=[.G13]/([.I13]*[.K13])" office:value-type="float" office:value="0.816488945237867" calcext:value-type="float">
            <text:p>0.816488945237867</text:p>
          </table:table-cell>
          <table:table-cell table:formula="of:=[.L13]/[.M13]" office:value-type="float" office:value="752550.377833753" calcext:value-type="float">
            <text:p>752550.37783375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02161364960329" calcext:value-type="float">
            <text:p>0.802161364960329</text:p>
          </table:table-cell>
          <table:table-cell office:value-type="float" office:value="648.614609571788" calcext:value-type="float">
            <text:p>648.614609571788</text:p>
          </table:table-cell>
          <table:table-cell table:formula="of:=[.H14]/60" office:value-type="float" office:value="10.8102434928631" calcext:value-type="float">
            <text:p>10.8102434928631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4]/1000" office:value-type="float" office:value="0.093" calcext:value-type="float">
            <text:p>0.093</text:p>
          </table:table-cell>
          <table:table-cell table:formula="of:=([.C14]*[.G14])/0.000001" office:value-type="float" office:value="1203242.04744049" calcext:value-type="float">
            <text:p>1203242.04744049</text:p>
          </table:table-cell>
          <table:table-cell table:formula="of:=[.G14]/([.I14]*[.K14])" office:value-type="float" office:value="0.79789054027999" calcext:value-type="float">
            <text:p>0.79789054027999</text:p>
          </table:table-cell>
          <table:table-cell table:formula="of:=[.L14]/[.M14]" office:value-type="float" office:value="1508028.96725441" calcext:value-type="float">
            <text:p>1508028.9672544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498613378843" calcext:value-type="float">
            <text:p>0.98498613378843</text:p>
          </table:table-cell>
          <table:table-cell office:value-type="float" office:value="812.342569269521" calcext:value-type="float">
            <text:p>812.342569269521</text:p>
          </table:table-cell>
          <table:table-cell table:formula="of:=[.H15]/60" office:value-type="float" office:value="13.5390428211587" calcext:value-type="float">
            <text:p>13.539042821158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5]/1000" office:value-type="float" office:value="0.093" calcext:value-type="float">
            <text:p>0.093</text:p>
          </table:table-cell>
          <table:table-cell table:formula="of:=([.C15]*[.G15])/0.000001" office:value-type="float" office:value="1477479.20068264" calcext:value-type="float">
            <text:p>1477479.20068264</text:p>
          </table:table-cell>
          <table:table-cell table:formula="of:=[.G15]/([.I15]*[.K15])" office:value-type="float" office:value="0.782274558867731" calcext:value-type="float">
            <text:p>0.782274558867731</text:p>
          </table:table-cell>
          <table:table-cell table:formula="of:=[.L15]/[.M15]" office:value-type="float" office:value="1888696.47355164" calcext:value-type="float">
            <text:p>1888696.4735516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775890432314" calcext:value-type="float">
            <text:p>1.1775890432314</text:p>
          </table:table-cell>
          <table:table-cell office:value-type="float" office:value="973.551637279597" calcext:value-type="float">
            <text:p>973.551637279597</text:p>
          </table:table-cell>
          <table:table-cell table:formula="of:=[.H16]/60" office:value-type="float" office:value="16.2258606213266" calcext:value-type="float">
            <text:p>16.2258606213266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6]/1000" office:value-type="float" office:value="0.093" calcext:value-type="float">
            <text:p>0.093</text:p>
          </table:table-cell>
          <table:table-cell table:formula="of:=([.C16]*[.G16])/0.000001" office:value-type="float" office:value="1766383.5648471" calcext:value-type="float">
            <text:p>1766383.5648471</text:p>
          </table:table-cell>
          <table:table-cell table:formula="of:=[.G16]/([.I16]*[.K16])" office:value-type="float" office:value="0.780374494283463" calcext:value-type="float">
            <text:p>0.780374494283463</text:p>
          </table:table-cell>
          <table:table-cell table:formula="of:=[.L16]/[.M16]" office:value-type="float" office:value="2263507.55667506" calcext:value-type="float">
            <text:p>2263507.5566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H1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17]/1000" office:value-type="float" office:value="0.65" calcext:value-type="float">
            <text:p>0.65</text:p>
          </table:table-cell>
          <table:table-cell table:formula="of:=([.C17]*[.G17])/0.000001" office:value-type="float" office:value="4500000" calcext:value-type="float">
            <text:p>4500000</text:p>
          </table:table-cell>
          <table:table-cell table:formula="of:=[.G17]/([.I17]*[.K17])" office:value-type="float" office:value="0.802675585284281" calcext:value-type="float">
            <text:p>0.802675585284281</text:p>
          </table:table-cell>
          <table:table-cell table:formula="of:=[.L17]/[.M17]" office:value-type="float" office:value="5606250" calcext:value-type="float">
            <text:p>56062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73.75" calcext:value-type="float">
            <text:p>173.75</text:p>
          </table:table-cell>
          <table:table-cell table:style-name="ce2" table:formula="of:=[.H1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18]/1000" office:value-type="float" office:value="0.65" calcext:value-type="float">
            <text:p>0.65</text:p>
          </table:table-cell>
          <table:table-cell table:formula="of:=([.C18]*[.G18])/0.000001" office:value-type="float" office:value="6750000" calcext:value-type="float">
            <text:p>6750000</text:p>
          </table:table-cell>
          <table:table-cell table:formula="of:=[.G18]/([.I18]*[.K18])" office:value-type="float" office:value="0.796900940785833" calcext:value-type="float">
            <text:p>0.796900940785833</text:p>
          </table:table-cell>
          <table:table-cell table:formula="of:=[.L18]/[.M18]" office:value-type="float" office:value="8470312.5" calcext:value-type="float">
            <text:p>8470312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H1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19]/1000" office:value-type="float" office:value="0.65" calcext:value-type="float">
            <text:p>0.65</text:p>
          </table:table-cell>
          <table:table-cell table:formula="of:=([.C19]*[.G19])/0.000001" office:value-type="float" office:value="9000000" calcext:value-type="float">
            <text:p>9000000</text:p>
          </table:table-cell>
          <table:table-cell table:formula="of:=[.G19]/([.I19]*[.K19])" office:value-type="float" office:value="0.850762141084722" calcext:value-type="float">
            <text:p>0.850762141084722</text:p>
          </table:table-cell>
          <table:table-cell table:formula="of:=[.L19]/[.M19]" office:value-type="float" office:value="10578750" calcext:value-type="float">
            <text:p>105787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5" calcext:value-type="float">
            <text:p>275</text:p>
          </table:table-cell>
          <table:table-cell table:style-name="ce2" table:formula="of:=[.H2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20]/1000" office:value-type="float" office:value="0.65" calcext:value-type="float">
            <text:p>0.65</text:p>
          </table:table-cell>
          <table:table-cell table:formula="of:=([.C20]*[.G20])/0.000001" office:value-type="float" office:value="11250000" calcext:value-type="float">
            <text:p>11250000</text:p>
          </table:table-cell>
          <table:table-cell table:formula="of:=[.G20]/([.I20]*[.K20])" office:value-type="float" office:value="0.839160839160839" calcext:value-type="float">
            <text:p>0.839160839160839</text:p>
          </table:table-cell>
          <table:table-cell table:formula="of:=[.L20]/[.M20]" office:value-type="float" office:value="13406250" calcext:value-type="float">
            <text:p>13406250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8193901485535" calcext:value-type="float">
            <text:p>0.488193901485535</text:p>
          </table:table-cell>
          <table:table-cell office:value-type="float" office:value="394.827060758278" calcext:value-type="float">
            <text:p>394.827060758278</text:p>
          </table:table-cell>
          <table:table-cell table:formula="of:=[.H21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2099233.7763878" calcext:value-type="float">
            <text:p>2099233.7763878</text:p>
          </table:table-cell>
          <table:table-cell table:formula="of:=[.G21]/([.I21]*[.K21])" office:value-type="float" office:value="0.132479494552431" calcext:value-type="float">
            <text:p>0.132479494552431</text:p>
          </table:table-cell>
          <table:table-cell table:formula="of:=[.L21]/[.M21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507427677873" calcext:value-type="float">
            <text:p>0.769507427677873</text:p>
          </table:table-cell>
          <table:table-cell office:value-type="float" office:value="601.057216049665" calcext:value-type="float">
            <text:p>601.057216049665</text:p>
          </table:table-cell>
          <table:table-cell table:formula="of:=[.H22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3308881.93901485" calcext:value-type="float">
            <text:p>3308881.93901485</text:p>
          </table:table-cell>
          <table:table-cell table:formula="of:=[.G22]/([.I22]*[.K22])" office:value-type="float" office:value="0.137170342843443" calcext:value-type="float">
            <text:p>0.137170342843443</text:p>
          </table:table-cell>
          <table:table-cell table:formula="of:=[.L22]/[.M22]" office:value-type="float" office:value="24122429.6041266" calcext:value-type="float">
            <text:p>24122429.60412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6724003127443" calcext:value-type="float">
            <text:p>0.806724003127443</text:p>
          </table:table-cell>
          <table:table-cell office:value-type="float" office:value="598.665870849833" calcext:value-type="float">
            <text:p>598.665870849833</text:p>
          </table:table-cell>
          <table:table-cell table:formula="of:=[.H23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3]/1000" office:value-type="float" office:value="0.56" calcext:value-type="float">
            <text:p>0.56</text:p>
          </table:table-cell>
          <table:table-cell table:formula="of:=([.C23]*[.G23])/0.000001" office:value-type="float" office:value="3468913.213448" calcext:value-type="float">
            <text:p>3468913.213448</text:p>
          </table:table-cell>
          <table:table-cell table:formula="of:=[.G23]/([.I23]*[.K23])" office:value-type="float" office:value="0.144378891180316" calcext:value-type="float">
            <text:p>0.144378891180316</text:p>
          </table:table-cell>
          <table:table-cell table:formula="of:=[.L23]/[.M23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573885848319" calcext:value-type="float">
            <text:p>1.0573885848319</text:p>
          </table:table-cell>
          <table:table-cell office:value-type="float" office:value="804.814237461747" calcext:value-type="float">
            <text:p>804.814237461747</text:p>
          </table:table-cell>
          <table:table-cell table:formula="of:=[.H24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4]/1000" office:value-type="float" office:value="0.56" calcext:value-type="float">
            <text:p>0.56</text:p>
          </table:table-cell>
          <table:table-cell table:formula="of:=([.C24]*[.G24])/0.000001" office:value-type="float" office:value="4546770.91477717" calcext:value-type="float">
            <text:p>4546770.91477717</text:p>
          </table:table-cell>
          <table:table-cell table:formula="of:=[.G24]/([.I24]*[.K24])" office:value-type="float" office:value="0.140767432800935" calcext:value-type="float">
            <text:p>0.140767432800935</text:p>
          </table:table-cell>
          <table:table-cell table:formula="of:=[.L24]/[.M24]" office:value-type="float" office:value="32299878.0634648" calcext:value-type="float">
            <text:p>32299878.063464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7380766223612" calcext:value-type="float">
            <text:p>1.07380766223612</text:p>
          </table:table-cell>
          <table:table-cell office:value-type="float" office:value="799.876732775937" calcext:value-type="float">
            <text:p>799.876732775937</text:p>
          </table:table-cell>
          <table:table-cell table:formula="of:=[.H25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5]/1000" office:value-type="float" office:value="0.56" calcext:value-type="float">
            <text:p>0.56</text:p>
          </table:table-cell>
          <table:table-cell table:formula="of:=([.C25]*[.G25])/0.000001" office:value-type="float" office:value="4617372.94761532" calcext:value-type="float">
            <text:p>4617372.94761532</text:p>
          </table:table-cell>
          <table:table-cell table:formula="of:=[.G25]/([.I25]*[.K25])" office:value-type="float" office:value="0.143835688974964" calcext:value-type="float">
            <text:p>0.143835688974964</text:p>
          </table:table-cell>
          <table:table-cell table:formula="of:=[.L25]/[.M25]" office:value-type="float" office:value="32101719.5420743" calcext:value-type="float">
            <text:p>32101719.5420743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0805316653636" calcext:value-type="float">
            <text:p>1.30805316653636</text:p>
          </table:table-cell>
          <table:table-cell office:value-type="float" office:value="994.773313911768" calcext:value-type="float">
            <text:p>994.773313911768</text:p>
          </table:table-cell>
          <table:table-cell table:formula="of:=[.H26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6]/1000" office:value-type="float" office:value="0.56" calcext:value-type="float">
            <text:p>0.56</text:p>
          </table:table-cell>
          <table:table-cell table:formula="of:=([.C26]*[.G26])/0.000001" office:value-type="float" office:value="5624628.61610635" calcext:value-type="float">
            <text:p>5624628.61610635</text:p>
          </table:table-cell>
          <table:table-cell table:formula="of:=[.G26]/([.I26]*[.K26])" office:value-type="float" office:value="0.140884914781598" calcext:value-type="float">
            <text:p>0.140884914781598</text:p>
          </table:table-cell>
          <table:table-cell table:formula="of:=[.L26]/[.M26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table table:name="Torpedo Estimates" table:style-name="ta1">
        <table:shapes>
          <draw:frame draw:z-index="0" draw:style-name="gr1" draw:text-style-name="P1" svg:width="16.001cm" svg:height="9.005cm" svg:x="12.339cm" svg:y="7.49cm">
            <draw:object draw:notify-on-update-of-ranges="'Torpedo Estimates'.K1:'Torpedo Estimates'.K1 'Torpedo Estimates'.M2:'Torpedo Estimates'.M30 'Torpedo Estimates'.M1:'Torpedo Estimates'.M1 'Torpedo Estimates'.K2:'Torpedo Estimates'.K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8" table:default-cell-style-name="ce7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omotion</text:p>
          </table:table-cell>
          <table:table-cell table:style-name="ce1" office:value-type="string" calcext:value-type="string">
            <text:p>Length [m]</text:p>
          </table:table-cell>
          <table:table-cell table:style-name="ce1" office:value-type="string" calcext:value-type="string">
            <text:p>Width [m]</text:p>
          </table:table-cell>
          <table:table-cell table:style-name="ce1" office:value-type="string" calcext:value-type="string">
            <text:p>Uopt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3000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129.467*[.F2]^0.918" office:value-type="float" office:value="250.2356196287" calcext:value-type="float">
            <text:p>250.2356196287</text:p>
          </table:table-cell>
          <table:table-cell table:formula="of:=[.G2]/60" office:value-type="float" office:value="4.17059366047833" calcext:value-type="float">
            <text:p>4.17059366047833</text:p>
          </table:table-cell>
          <table:table-cell table:formula="of:=([.E2]*0.82)*1000" office:value-type="float" office:value="820" calcext:value-type="float">
            <text:p>820</text:p>
          </table:table-cell>
          <table:table-cell table:formula="of:=[.I2]/1000" office:value-type="float" office:value="0.82" calcext:value-type="float">
            <text:p>0.82</text:p>
          </table:table-cell>
          <table:table-cell office:value-type="float" office:value="11275000" calcext:value-type="float">
            <text:p>11275000</text:p>
          </table:table-cell>
          <table:table-cell table:formula="of:=[.F2]/([.H2]*[.J2])" office:value-type="float" office:value="0.599435045348741" calcext:value-type="float">
            <text:p>0.599435045348741</text:p>
          </table:table-cell>
          <table:table-cell table:formula="of:=[.K2]/[.L2]" office:value-type="float" office:value="18809377.4087573" calcext:value-type="float">
            <text:p>18809377.4087573</text:p>
          </table:table-cell>
          <table:table-cell office:value-type="string" calcext:value-type="string">
            <text:p>Kongsberg, 2009; Yoshida et al., 2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4500</text:p>
          </table:table-cell>
          <table:table-cell office:value-type="string" calcext:value-type="string">
            <text:p>Prope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129.467*[.F3]^0.918" office:value-type="float" office:value="250.2356196287" calcext:value-type="float">
            <text:p>250.2356196287</text:p>
          </table:table-cell>
          <table:table-cell table:formula="of:=[.G3]/60" office:value-type="float" office:value="4.17059366047833" calcext:value-type="float">
            <text:p>4.17059366047833</text:p>
          </table:table-cell>
          <table:table-cell table:formula="of:=([.E3]*0.82)*1000" office:value-type="float" office:value="820" calcext:value-type="float">
            <text:p>820</text:p>
          </table:table-cell>
          <table:table-cell table:formula="of:=[.I3]/1000" office:value-type="float" office:value="0.82" calcext:value-type="float">
            <text:p>0.82</text:p>
          </table:table-cell>
          <table:table-cell office:value-type="float" office:value="12300000" calcext:value-type="float">
            <text:p>12300000</text:p>
          </table:table-cell>
          <table:table-cell table:formula="of:=[.F3]/([.H3]*[.J3])" office:value-type="float" office:value="0.599435045348741" calcext:value-type="float">
            <text:p>0.599435045348741</text:p>
          </table:table-cell>
          <table:table-cell table:formula="of:=[.K3]/[.L3]" office:value-type="float" office:value="20519320.8095534" calcext:value-type="float">
            <text:p>20519320.8095534</text:p>
          </table:table-cell>
          <table:table-cell office:value-type="string" calcext:value-type="string">
            <text:p>Kongsberg, 2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3000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 table:formula="of:=129.467*[.F4]^0.918" office:value-type="float" office:value="251.355963219846" calcext:value-type="float">
            <text:p>251.355963219846</text:p>
          </table:table-cell>
          <table:table-cell table:formula="of:=[.G4]/60" office:value-type="float" office:value="4.1892660536641" calcext:value-type="float">
            <text:p>4.1892660536641</text:p>
          </table:table-cell>
          <table:table-cell table:formula="of:=([.E4]*0.82)*1000" office:value-type="float" office:value="820" calcext:value-type="float">
            <text:p>820</text:p>
          </table:table-cell>
          <table:table-cell table:formula="of:=[.I4]/1000" office:value-type="float" office:value="0.82" calcext:value-type="float">
            <text:p>0.82</text:p>
          </table:table-cell>
          <table:table-cell office:value-type="float" office:value="11330000" calcext:value-type="float">
            <text:p>11330000</text:p>
          </table:table-cell>
          <table:table-cell table:formula="of:=[.F4]/([.H4]*[.J4])" office:value-type="float" office:value="0.599674284175375" calcext:value-type="float">
            <text:p>0.599674284175375</text:p>
          </table:table-cell>
          <table:table-cell table:formula="of:=[.K4]/[.L4]" office:value-type="float" office:value="18893589.9020251" calcext:value-type="float">
            <text:p>18893589.9020251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4500</text:p>
          </table:table-cell>
          <table:table-cell office:value-type="string" calcext:value-type="string">
            <text:p>Prope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 table:formula="of:=129.467*[.F5]^0.918" office:value-type="float" office:value="251.355963219846" calcext:value-type="float">
            <text:p>251.355963219846</text:p>
          </table:table-cell>
          <table:table-cell table:formula="of:=[.G5]/60" office:value-type="float" office:value="4.1892660536641" calcext:value-type="float">
            <text:p>4.1892660536641</text:p>
          </table:table-cell>
          <table:table-cell table:formula="of:=([.E5]*0.82)*1000" office:value-type="float" office:value="820" calcext:value-type="float">
            <text:p>820</text:p>
          </table:table-cell>
          <table:table-cell table:formula="of:=[.I5]/1000" office:value-type="float" office:value="0.82" calcext:value-type="float">
            <text:p>0.82</text:p>
          </table:table-cell>
          <table:table-cell office:value-type="float" office:value="12360000" calcext:value-type="float">
            <text:p>12360000</text:p>
          </table:table-cell>
          <table:table-cell table:formula="of:=[.F5]/([.H5]*[.J5])" office:value-type="float" office:value="0.599674284175375" calcext:value-type="float">
            <text:p>0.599674284175375</text:p>
          </table:table-cell>
          <table:table-cell table:formula="of:=[.K5]/[.L5]" office:value-type="float" office:value="20611188.9840274" calcext:value-type="float">
            <text:p>20611188.9840274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ri-Dog 1</text:p>
          </table:table-cell>
          <table:table-cell office:value-type="string" calcext:value-type="string">
            <text:p>Propell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129.467*[.F6]^0.918" office:value-type="float" office:value="93.3166383682509" calcext:value-type="float">
            <text:p>93.3166383682509</text:p>
          </table:table-cell>
          <table:table-cell table:formula="of:=[.G6]/60" office:value-type="float" office:value="1.55527730613752" calcext:value-type="float">
            <text:p>1.55527730613752</text:p>
          </table:table-cell>
          <table:table-cell table:formula="of:=([.E6]*0.82)*1000" office:value-type="float" office:value="738" calcext:value-type="float">
            <text:p>738</text:p>
          </table:table-cell>
          <table:table-cell table:formula="of:=[.I6]/1000" office:value-type="float" office:value="0.738" calcext:value-type="float">
            <text:p>0.738</text:p>
          </table:table-cell>
          <table:table-cell office:value-type="float" office:value="1400000" calcext:value-type="float">
            <text:p>1400000</text:p>
          </table:table-cell>
          <table:table-cell table:formula="of:=[.F6]/([.H6]*[.J6])" office:value-type="float" office:value="0.609865186968134" calcext:value-type="float">
            <text:p>0.609865186968134</text:p>
          </table:table-cell>
          <table:table-cell table:formula="of:=[.K6]/[.L6]" office:value-type="float" office:value="2295589.30385897" calcext:value-type="float">
            <text:p>2295589.30385897</text:p>
          </table:table-cell>
          <table:table-cell office:value-type="string" calcext:value-type="string">
            <text:p>http://underwater.iis.u-tokyo.ac.jp/robot/tri/tridog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s Elektronik</text:p>
          </table:table-cell>
          <table:table-cell office:value-type="string" calcext:value-type="string">
            <text:p>Seaotter MkII</text:p>
          </table:table-cell>
          <table:table-cell office:value-type="string" calcext:value-type="string">
            <text:p>Propeller</text:p>
          </table:table-cell>
          <table:table-cell office:value-type="float" office:value="3.45" calcext:value-type="float">
            <text:p>3.45</text:p>
          </table:table-cell>
          <table:table-cell office:value-type="float" office:value="0.98" calcext:value-type="float">
            <text:p>0.98</text:p>
          </table:table-cell>
          <table:table-cell office:value-type="float" office:value="2.06" calcext:value-type="float">
            <text:p>2.06</text:p>
          </table:table-cell>
          <table:table-cell table:formula="of:=129.467*[.F7]^0.918" office:value-type="float" office:value="251.355963219846" calcext:value-type="float">
            <text:p>251.355963219846</text:p>
          </table:table-cell>
          <table:table-cell table:formula="of:=[.G7]/60" office:value-type="float" office:value="4.1892660536641" calcext:value-type="float">
            <text:p>4.1892660536641</text:p>
          </table:table-cell>
          <table:table-cell table:formula="of:=([.E7]*0.82)*1000" office:value-type="float" office:value="803.6" calcext:value-type="float">
            <text:p>803.6</text:p>
          </table:table-cell>
          <table:table-cell table:formula="of:=[.I7]/1000" office:value-type="float" office:value="0.8036" calcext:value-type="float">
            <text:p>0.8036</text:p>
          </table:table-cell>
          <table:table-cell office:value-type="float" office:value="7107000" calcext:value-type="float">
            <text:p>7107000</text:p>
          </table:table-cell>
          <table:table-cell table:formula="of:=[.F7]/([.H7]*[.J7])" office:value-type="float" office:value="0.611912534872832" calcext:value-type="float">
            <text:p>0.611912534872832</text:p>
          </table:table-cell>
          <table:table-cell table:formula="of:=[.K7]/[.L7]" office:value-type="float" office:value="11614404.9924994" calcext:value-type="float">
            <text:p>11614404.9924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win Burger</text:p>
          </table:table-cell>
          <table:table-cell office:value-type="string" calcext:value-type="string">
            <text:p>Propeller</text:p>
          </table:table-cell>
          <table:table-cell office:value-type="float" office:value="1.54" calcext:value-type="float">
            <text:p>1.54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  <table:table-cell table:formula="of:=129.467*[.F8]^0.918" office:value-type="float" office:value="69.7763915431561" calcext:value-type="float">
            <text:p>69.7763915431561</text:p>
          </table:table-cell>
          <table:table-cell table:formula="of:=[.G8]/60" office:value-type="float" office:value="1.1629398590526" calcext:value-type="float">
            <text:p>1.1629398590526</text:p>
          </table:table-cell>
          <table:table-cell table:formula="of:=([.E8]*0.82)*1000" office:value-type="float" office:value="705.2" calcext:value-type="float">
            <text:p>705.2</text:p>
          </table:table-cell>
          <table:table-cell table:formula="of:=[.I8]/1000" office:value-type="float" office:value="0.7052" calcext:value-type="float">
            <text:p>0.7052</text:p>
          </table:table-cell>
          <table:table-cell office:value-type="float" office:value="785400" calcext:value-type="float">
            <text:p>785400</text:p>
          </table:table-cell>
          <table:table-cell table:formula="of:=[.F8]/([.H8]*[.J8])" office:value-type="float" office:value="0.621871446598451" calcext:value-type="float">
            <text:p>0.621871446598451</text:p>
          </table:table-cell>
          <table:table-cell table:formula="of:=[.K8]/[.L8]" office:value-type="float" office:value="1262961.99045" calcext:value-type="float">
            <text:p>1262961.99045</text:p>
          </table:table-cell>
          <table:table-cell office:value-type="string" calcext:value-type="string">
            <text:p>http://underwater.iis.u-tokyo.ac.jp/robot/tb/tb-chp1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6000</text:p>
          </table:table-cell>
          <table:table-cell office:value-type="string" calcext:value-type="string">
            <text:p>Propeller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29.467*[.F9]^0.918" office:value-type="float" office:value="129.467" calcext:value-type="float">
            <text:p>129.467</text:p>
          </table:table-cell>
          <table:table-cell table:formula="of:=[.G9]/60" office:value-type="float" office:value="2.15778333333333" calcext:value-type="float">
            <text:p>2.15778333333333</text:p>
          </table:table-cell>
          <table:table-cell table:formula="of:=([.E9]*0.82)*1000" office:value-type="float" office:value="738" calcext:value-type="float">
            <text:p>738</text:p>
          </table:table-cell>
          <table:table-cell table:formula="of:=[.I9]/1000" office:value-type="float" office:value="0.738" calcext:value-type="float">
            <text:p>0.738</text:p>
          </table:table-cell>
          <table:table-cell office:value-type="float" office:value="3700000" calcext:value-type="float">
            <text:p>3700000</text:p>
          </table:table-cell>
          <table:table-cell table:formula="of:=[.F9]/([.H9]*[.J9])" office:value-type="float" office:value="0.627965527957936" calcext:value-type="float">
            <text:p>0.627965527957936</text:p>
          </table:table-cell>
          <table:table-cell table:formula="of:=[.K9]/[.L9]" office:value-type="float" office:value="5892043.17" calcext:value-type="float">
            <text:p>5892043.17</text:p>
          </table:table-cell>
          <table:table-cell office:value-type="string" calcext:value-type="string">
            <text:p>Yoshida et al., 2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o Logics</text:p>
          </table:table-cell>
          <table:table-cell office:value-type="string" calcext:value-type="string">
            <text:p>Sonobot</text:p>
          </table:table-cell>
          <table:table-cell office:value-type="string" calcext:value-type="string">
            <text:p>Propeller</text:p>
          </table:table-cell>
          <table:table-cell office:value-type="float" office:value="1.32" calcext:value-type="float">
            <text:p>1.32</text:p>
          </table:table-cell>
          <table:table-cell office:value-type="float" office:value="0.92" calcext:value-type="float">
            <text:p>0.92</text:p>
          </table:table-cell>
          <table:table-cell office:value-type="float" office:value="3.33" calcext:value-type="float">
            <text:p>3.33</text:p>
          </table:table-cell>
          <table:table-cell table:formula="of:=129.467*[.F10]^0.918" office:value-type="float" office:value="390.627569143352" calcext:value-type="float">
            <text:p>390.627569143352</text:p>
          </table:table-cell>
          <table:table-cell table:formula="of:=[.G10]/60" office:value-type="float" office:value="6.51045948572254" calcext:value-type="float">
            <text:p>6.51045948572254</text:p>
          </table:table-cell>
          <table:table-cell table:formula="of:=([.E10]*0.82)*1000" office:value-type="float" office:value="754.4" calcext:value-type="float">
            <text:p>754.4</text:p>
          </table:table-cell>
          <table:table-cell table:formula="of:=[.I10]/1000" office:value-type="float" office:value="0.7544" calcext:value-type="float">
            <text:p>0.7544</text:p>
          </table:table-cell>
          <table:table-cell office:value-type="float" office:value="4395600" calcext:value-type="float">
            <text:p>4395600</text:p>
          </table:table-cell>
          <table:table-cell table:formula="of:=[.F10]/([.H10]*[.J10])" office:value-type="float" office:value="0.67800190344907" calcext:value-type="float">
            <text:p>0.67800190344907</text:p>
          </table:table-cell>
          <table:table-cell table:formula="of:=[.K10]/[.L10]" office:value-type="float" office:value="6483167.63955839" calcext:value-type="float">
            <text:p>6483167.63955839</text:p>
          </table:table-cell>
          <table:table-cell office:value-type="string" calcext:value-type="string">
            <text:p>https://evologics.de/web/content/30413?unique=eaae989aef8253ad2af7b76097c8f5b78d10fc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Superior</text:p>
          </table:table-cell>
          <table:table-cell office:value-type="string" calcext:value-type="string">
            <text:p>Propeller</text:p>
          </table:table-cell>
          <table:table-cell office:value-type="float" office:value="6.6" calcext:value-type="float">
            <text:p>6.6</text:p>
          </table:table-cell>
          <table:table-cell office:value-type="float" office:value="0.875" calcext:value-type="float">
            <text:p>0.875</text:p>
          </table:table-cell>
          <table:table-cell office:value-type="float" office:value="2.67" calcext:value-type="float">
            <text:p>2.67</text:p>
          </table:table-cell>
          <table:table-cell table:formula="of:=129.467*[.F11]^0.918" office:value-type="float" office:value="318.930770891985" calcext:value-type="float">
            <text:p>318.930770891985</text:p>
          </table:table-cell>
          <table:table-cell table:formula="of:=[.G11]/60" office:value-type="float" office:value="5.31551284819976" calcext:value-type="float">
            <text:p>5.31551284819976</text:p>
          </table:table-cell>
          <table:table-cell table:formula="of:=([.E11]*0.82)*1000" office:value-type="float" office:value="717.5" calcext:value-type="float">
            <text:p>717.5</text:p>
          </table:table-cell>
          <table:table-cell table:formula="of:=[.I11]/1000" office:value-type="float" office:value="0.7175" calcext:value-type="float">
            <text:p>0.7175</text:p>
          </table:table-cell>
          <table:table-cell office:value-type="float" office:value="17622000" calcext:value-type="float">
            <text:p>17622000</text:p>
          </table:table-cell>
          <table:table-cell table:formula="of:=[.F11]/([.H11]*[.J11])" office:value-type="float" office:value="0.700074378836466" calcext:value-type="float">
            <text:p>0.700074378836466</text:p>
          </table:table-cell>
          <table:table-cell table:formula="of:=[.K11]/[.L11]" office:value-type="float" office:value="25171611.0926499" calcext:value-type="float">
            <text:p>25171611.0926499</text:p>
          </table:table-cell>
          <table:table-cell office:value-type="string" calcext:value-type="string">
            <text:p>https://www.kongsberg.com/globalassets/maritime/km-products/product-documents/hugin-superior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 3</text:p>
          </table:table-cell>
          <table:table-cell office:value-type="string" calcext:value-type="string">
            <text:p>Propeller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129.467*[.F12]^0.918" office:value-type="float" office:value="244.627130313571" calcext:value-type="float">
            <text:p>244.627130313571</text:p>
          </table:table-cell>
          <table:table-cell table:formula="of:=[.G12]/60" office:value-type="float" office:value="4.07711883855951" calcext:value-type="float">
            <text:p>4.07711883855951</text:p>
          </table:table-cell>
          <table:table-cell table:formula="of:=([.E12]*0.82)*1000" office:value-type="float" office:value="656" calcext:value-type="float">
            <text:p>656</text:p>
          </table:table-cell>
          <table:table-cell table:formula="of:=[.I12]/1000" office:value-type="float" office:value="0.656" calcext:value-type="float">
            <text:p>0.656</text:p>
          </table:table-cell>
          <table:table-cell office:value-type="float" office:value="7400000" calcext:value-type="float">
            <text:p>7400000</text:p>
          </table:table-cell>
          <table:table-cell table:formula="of:=[.F12]/([.H12]*[.J12])" office:value-type="float" office:value="0.747778175845874" calcext:value-type="float">
            <text:p>0.747778175845874</text:p>
          </table:table-cell>
          <table:table-cell table:formula="of:=[.K12]/[.L12]" office:value-type="float" office:value="9895982.84495165" calcext:value-type="float">
            <text:p>9895982.84495165</text:p>
          </table:table-cell>
          <table:table-cell office:value-type="string" calcext:value-type="string">
            <text:p>https://noc.ac.uk/facilities/marine-autonomous-robotic-systems/autosub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Porto Ocean Systems Group</text:p>
          </table:table-cell>
          <table:table-cell office:value-type="string" calcext:value-type="string">
            <text:p>TriMARES</text:p>
          </table:table-cell>
          <table:table-cell office:value-type="string" calcext:value-type="string">
            <text:p>Propeller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129.467*[.F13]^0.918" office:value-type="float" office:value="244.627130313571" calcext:value-type="float">
            <text:p>244.627130313571</text:p>
          </table:table-cell>
          <table:table-cell table:formula="of:=[.G13]/60" office:value-type="float" office:value="4.07711883855951" calcext:value-type="float">
            <text:p>4.07711883855951</text:p>
          </table:table-cell>
          <table:table-cell table:formula="of:=([.E13]*0.82)*1000" office:value-type="float" office:value="656" calcext:value-type="float">
            <text:p>656</text:p>
          </table:table-cell>
          <table:table-cell table:formula="of:=[.I13]/1000" office:value-type="float" office:value="0.656" calcext:value-type="float">
            <text:p>0.656</text:p>
          </table:table-cell>
          <table:table-cell office:value-type="float" office:value="2600000" calcext:value-type="float">
            <text:p>2600000</text:p>
          </table:table-cell>
          <table:table-cell table:formula="of:=[.F13]/([.H13]*[.J13])" office:value-type="float" office:value="0.747778175845874" calcext:value-type="float">
            <text:p>0.747778175845874</text:p>
          </table:table-cell>
          <table:table-cell table:formula="of:=[.K13]/[.L13]" office:value-type="float" office:value="3476966.94552355" calcext:value-type="float">
            <text:p>3476966.94552355</text:p>
          </table:table-cell>
          <table:table-cell office:value-type="string" calcext:value-type="string">
            <text:p>https://www.researchgate.net/publication/261465972_TriMARES_-_A_hybrid_AUVROV_for_dam_inspec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PTEROA150</text:p>
          </table:table-cell>
          <table:table-cell office:value-type="string" calcext:value-type="string">
            <text:p>Propeller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table:formula="of:=129.467*[.F14]^0.918" office:value-type="float" office:value="133.028182313508" calcext:value-type="float">
            <text:p>133.028182313508</text:p>
          </table:table-cell>
          <table:table-cell table:formula="of:=[.G14]/60" office:value-type="float" office:value="2.21713637189179" calcext:value-type="float">
            <text:p>2.21713637189179</text:p>
          </table:table-cell>
          <table:table-cell table:formula="of:=([.E14]*0.82)*1000" office:value-type="float" office:value="615" calcext:value-type="float">
            <text:p>615</text:p>
          </table:table-cell>
          <table:table-cell table:formula="of:=[.I14]/1000" office:value-type="float" office:value="0.615" calcext:value-type="float">
            <text:p>0.615</text:p>
          </table:table-cell>
          <table:table-cell office:value-type="float" office:value="1545000" calcext:value-type="float">
            <text:p>1545000</text:p>
          </table:table-cell>
          <table:table-cell table:formula="of:=[.F14]/([.H14]*[.J14])" office:value-type="float" office:value="0.755387340715738" calcext:value-type="float">
            <text:p>0.755387340715738</text:p>
          </table:table-cell>
          <table:table-cell table:formula="of:=[.K14]/[.L14]" office:value-type="float" office:value="2045308.30307018" calcext:value-type="float">
            <text:p>2045308.30307018</text:p>
          </table:table-cell>
          <table:table-cell office:value-type="string" calcext:value-type="string">
            <text:p>http://underwater.iis.u-tokyo.ac.jp/robot/pteroa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0.74" calcext:value-type="float">
            <text:p>0.74</text:p>
          </table:table-cell>
          <table:table-cell office:value-type="float" office:value="1.5" calcext:value-type="float">
            <text:p>1.5</text:p>
          </table:table-cell>
          <table:table-cell table:formula="of:=129.467*[.F15]^0.918" office:value-type="float" office:value="187.849853408371" calcext:value-type="float">
            <text:p>187.849853408371</text:p>
          </table:table-cell>
          <table:table-cell table:formula="of:=[.G15]/60" office:value-type="float" office:value="3.13083089013952" calcext:value-type="float">
            <text:p>3.13083089013952</text:p>
          </table:table-cell>
          <table:table-cell table:formula="of:=([.E15]*0.82)*1000" office:value-type="float" office:value="606.8" calcext:value-type="float">
            <text:p>606.8</text:p>
          </table:table-cell>
          <table:table-cell table:formula="of:=[.I15]/1000" office:value-type="float" office:value="0.6068" calcext:value-type="float">
            <text:p>0.6068</text:p>
          </table:table-cell>
          <table:table-cell office:value-type="float" office:value="8250000" calcext:value-type="float">
            <text:p>8250000</text:p>
          </table:table-cell>
          <table:table-cell table:formula="of:=[.F15]/([.H15]*[.J15])" office:value-type="float" office:value="0.789561706154974" calcext:value-type="float">
            <text:p>0.789561706154974</text:p>
          </table:table-cell>
          <table:table-cell table:formula="of:=[.K15]/[.L15]" office:value-type="float" office:value="10448835.0127516" calcext:value-type="float">
            <text:p>10448835.0127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heed Martin</text:p>
          </table:table-cell>
          <table:table-cell office:value-type="string" calcext:value-type="string">
            <text:p>Marlin MK1</text:p>
          </table:table-cell>
          <table:table-cell office:value-type="string" calcext:value-type="string">
            <text:p>Propeller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.11" calcext:value-type="float">
            <text:p>4.11</text:p>
          </table:table-cell>
          <table:table-cell table:formula="of:=129.467*[.F16]^0.918" office:value-type="float" office:value="473.877269271978" calcext:value-type="float">
            <text:p>473.877269271978</text:p>
          </table:table-cell>
          <table:table-cell table:formula="of:=[.G16]/60" office:value-type="float" office:value="7.8979544878663" calcext:value-type="float">
            <text:p>7.8979544878663</text:p>
          </table:table-cell>
          <table:table-cell table:formula="of:=([.E16]*0.82)*1000" office:value-type="float" office:value="656" calcext:value-type="float">
            <text:p>656</text:p>
          </table:table-cell>
          <table:table-cell table:formula="of:=[.I16]/1000" office:value-type="float" office:value="0.656" calcext:value-type="float">
            <text:p>0.656</text:p>
          </table:table-cell>
          <table:table-cell office:value-type="float" office:value="6165000" calcext:value-type="float">
            <text:p>6165000</text:p>
          </table:table-cell>
          <table:table-cell table:formula="of:=[.F16]/([.H16]*[.J16])" office:value-type="float" office:value="0.793274247409804" calcext:value-type="float">
            <text:p>0.793274247409804</text:p>
          </table:table-cell>
          <table:table-cell table:formula="of:=[.K16]/[.L16]" office:value-type="float" office:value="7771587.21606044" calcext:value-type="float">
            <text:p>7771587.21606044</text:p>
          </table:table-cell>
          <table:table-cell office:value-type="string" calcext:value-type="string">
            <text:p>https://www.lockheedmartin.com/en-us/products/marlin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1000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2.05" calcext:value-type="float">
            <text:p>2.05</text:p>
          </table:table-cell>
          <table:table-cell table:formula="of:=129.467*[.F17]^0.918" office:value-type="float" office:value="250.2356196287" calcext:value-type="float">
            <text:p>250.2356196287</text:p>
          </table:table-cell>
          <table:table-cell table:formula="of:=[.G17]/60" office:value-type="float" office:value="4.17059366047833" calcext:value-type="float">
            <text:p>4.17059366047833</text:p>
          </table:table-cell>
          <table:table-cell table:formula="of:=([.E17]*0.82)*1000" office:value-type="float" office:value="615" calcext:value-type="float">
            <text:p>615</text:p>
          </table:table-cell>
          <table:table-cell table:formula="of:=[.I17]/1000" office:value-type="float" office:value="0.615" calcext:value-type="float">
            <text:p>0.615</text:p>
          </table:table-cell>
          <table:table-cell office:value-type="float" office:value="9225000" calcext:value-type="float">
            <text:p>9225000</text:p>
          </table:table-cell>
          <table:table-cell table:formula="of:=[.F17]/([.H17]*[.J17])" office:value-type="float" office:value="0.799246727131655" calcext:value-type="float">
            <text:p>0.799246727131655</text:p>
          </table:table-cell>
          <table:table-cell table:formula="of:=[.K17]/[.L17]" office:value-type="float" office:value="11542117.9553738" calcext:value-type="float">
            <text:p>11542117.9553738</text:p>
          </table:table-cell>
          <table:table-cell office:value-type="string" calcext:value-type="string">
            <text:p>Kongsberg,2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7.5" calcext:value-type="float">
            <text:p>7.5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formula="of:=129.467*[.F18]^0.918" office:value-type="float" office:value="244.627130313571" calcext:value-type="float">
            <text:p>244.627130313571</text:p>
          </table:table-cell>
          <table:table-cell table:formula="of:=[.G18]/60" office:value-type="float" office:value="4.07711883855951" calcext:value-type="float">
            <text:p>4.07711883855951</text:p>
          </table:table-cell>
          <table:table-cell table:formula="of:=([.E18]*0.82)*1000" office:value-type="float" office:value="606.8" calcext:value-type="float">
            <text:p>606.8</text:p>
          </table:table-cell>
          <table:table-cell table:formula="of:=[.I18]/1000" office:value-type="float" office:value="0.6068" calcext:value-type="float">
            <text:p>0.6068</text:p>
          </table:table-cell>
          <table:table-cell office:value-type="float" office:value="15000000" calcext:value-type="float">
            <text:p>15000000</text:p>
          </table:table-cell>
          <table:table-cell table:formula="of:=[.F18]/([.H18]*[.J18])" office:value-type="float" office:value="0.808408838752296" calcext:value-type="float">
            <text:p>0.808408838752296</text:p>
          </table:table-cell>
          <table:table-cell table:formula="of:=[.K18]/[.L18]" office:value-type="float" office:value="18554967.8342843" calcext:value-type="float">
            <text:p>18554967.8342843</text:p>
          </table:table-cell>
          <table:table-cell office:value-type="string" calcext:value-type="string">
            <text:p>https://ise.bc.ca/wp-content/uploads/2017/12/Explorer_SpecSheet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una-Sand</text:p>
          </table:table-cell>
          <table:table-cell office:value-type="string" calcext:value-type="string">
            <text:p>Propeller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table:formula="of:=129.467*[.F19]^0.918" office:value-type="float" office:value="163.561256698713" calcext:value-type="float">
            <text:p>163.561256698713</text:p>
          </table:table-cell>
          <table:table-cell table:formula="of:=[.G19]/60" office:value-type="float" office:value="2.72602094497856" calcext:value-type="float">
            <text:p>2.72602094497856</text:p>
          </table:table-cell>
          <table:table-cell table:formula="of:=([.E19]*0.82)*1000" office:value-type="float" office:value="574" calcext:value-type="float">
            <text:p>574</text:p>
          </table:table-cell>
          <table:table-cell table:formula="of:=[.I19]/1000" office:value-type="float" office:value="0.574" calcext:value-type="float">
            <text:p>0.574</text:p>
          </table:table-cell>
          <table:table-cell office:value-type="float" office:value="1419000" calcext:value-type="float">
            <text:p>1419000</text:p>
          </table:table-cell>
          <table:table-cell table:formula="of:=[.F19]/([.H19]*[.J19])" office:value-type="float" office:value="0.824420209874639" calcext:value-type="float">
            <text:p>0.824420209874639</text:p>
          </table:table-cell>
          <table:table-cell table:formula="of:=[.K19]/[.L19]" office:value-type="float" office:value="1721209.62465946" calcext:value-type="float">
            <text:p>1721209.62465946</text:p>
          </table:table-cell>
          <table:table-cell office:value-type="string" calcext:value-type="string">
            <text:p>http://underwater.iis.u-tokyo.ac.jp/top/sado/sado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droid</text:p>
          </table:table-cell>
          <table:table-cell office:value-type="string" calcext:value-type="string">
            <text:p>Remus 6000</text:p>
          </table:table-cell>
          <table:table-cell office:value-type="string" calcext:value-type="string">
            <text:p>Propeller</text:p>
          </table:table-cell>
          <table:table-cell office:value-type="float" office:value="3.84" calcext:value-type="float">
            <text:p>3.84</text:p>
          </table:table-cell>
          <table:table-cell office:value-type="float" office:value="0.71" calcext:value-type="float">
            <text:p>0.71</text:p>
          </table:table-cell>
          <table:table-cell office:value-type="float" office:value="1.543" calcext:value-type="float">
            <text:p>1.543</text:p>
          </table:table-cell>
          <table:table-cell table:formula="of:=129.467*[.F20]^0.918" office:value-type="float" office:value="192.787559132772" calcext:value-type="float">
            <text:p>192.787559132772</text:p>
          </table:table-cell>
          <table:table-cell table:formula="of:=[.G20]/60" office:value-type="float" office:value="3.21312598554619" calcext:value-type="float">
            <text:p>3.21312598554619</text:p>
          </table:table-cell>
          <table:table-cell table:formula="of:=([.E20]*0.82)*1000" office:value-type="float" office:value="582.2" calcext:value-type="float">
            <text:p>582.2</text:p>
          </table:table-cell>
          <table:table-cell table:formula="of:=[.I20]/1000" office:value-type="float" office:value="0.5822" calcext:value-type="float">
            <text:p>0.5822</text:p>
          </table:table-cell>
          <table:table-cell office:value-type="float" office:value="5925120" calcext:value-type="float">
            <text:p>5925120</text:p>
          </table:table-cell>
          <table:table-cell table:formula="of:=[.F20]/([.H20]*[.J20])" office:value-type="float" office:value="0.824832891022537" calcext:value-type="float">
            <text:p>0.824832891022537</text:p>
          </table:table-cell>
          <table:table-cell table:formula="of:=[.K20]/[.L20]" office:value-type="float" office:value="7183418.68333438" calcext:value-type="float">
            <text:p>7183418.68333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1000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table:formula="of:=129.467*[.F21]^0.918" office:value-type="float" office:value="363.62073675035" calcext:value-type="float">
            <text:p>363.62073675035</text:p>
          </table:table-cell>
          <table:table-cell table:formula="of:=[.G21]/60" office:value-type="float" office:value="6.06034561250583" calcext:value-type="float">
            <text:p>6.06034561250583</text:p>
          </table:table-cell>
          <table:table-cell table:formula="of:=([.E21]*0.82)*1000" office:value-type="float" office:value="615" calcext:value-type="float">
            <text:p>615</text:p>
          </table:table-cell>
          <table:table-cell table:formula="of:=[.I21]/1000" office:value-type="float" office:value="0.615" calcext:value-type="float">
            <text:p>0.615</text:p>
          </table:table-cell>
          <table:table-cell office:value-type="float" office:value="13860000" calcext:value-type="float">
            <text:p>13860000</text:p>
          </table:table-cell>
          <table:table-cell table:formula="of:=[.F21]/([.H21]*[.J21])" office:value-type="float" office:value="0.826376976086361" calcext:value-type="float">
            <text:p>0.826376976086361</text:p>
          </table:table-cell>
          <table:table-cell table:formula="of:=[.K21]/[.L21]" office:value-type="float" office:value="16772006.4826099" calcext:value-type="float">
            <text:p>16772006.4826099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T AUV Laboratory</text:p>
          </table:table-cell>
          <table:table-cell office:value-type="string" calcext:value-type="string">
            <text:p>Odyssey IV</text:p>
          </table:table-cell>
          <table:table-cell office:value-type="string" calcext:value-type="string">
            <text:p>Propeller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.54" calcext:value-type="float">
            <text:p>1.54</text:p>
          </table:table-cell>
          <table:table-cell table:formula="of:=129.467*[.F22]^0.918" office:value-type="float" office:value="192.443437751622" calcext:value-type="float">
            <text:p>192.443437751622</text:p>
          </table:table-cell>
          <table:table-cell table:formula="of:=[.G22]/60" office:value-type="float" office:value="3.2073906291937" calcext:value-type="float">
            <text:p>3.2073906291937</text:p>
          </table:table-cell>
          <table:table-cell table:formula="of:=([.E22]*0.82)*1000" office:value-type="float" office:value="574" calcext:value-type="float">
            <text:p>574</text:p>
          </table:table-cell>
          <table:table-cell table:formula="of:=[.I22]/1000" office:value-type="float" office:value="0.574" calcext:value-type="float">
            <text:p>0.574</text:p>
          </table:table-cell>
          <table:table-cell office:value-type="float" office:value="4004000" calcext:value-type="float">
            <text:p>4004000</text:p>
          </table:table-cell>
          <table:table-cell table:formula="of:=[.F22]/([.H22]*[.J22])" office:value-type="float" office:value="0.836482717399081" calcext:value-type="float">
            <text:p>0.836482717399081</text:p>
          </table:table-cell>
          <table:table-cell table:formula="of:=[.K22]/[.L22]" office:value-type="float" office:value="4786709.77500868" calcext:value-type="float">
            <text:p>4786709.775008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orial University</text:p>
          </table:table-cell>
          <table:table-cell office:value-type="string" calcext:value-type="string">
            <text:p>MUN Explorer</text:p>
          </table:table-cell>
          <table:table-cell office:value-type="string" calcext:value-type="string">
            <text:p>Propeller</text:p>
          </table:table-cell>
          <table:table-cell office:value-type="float" office:value="5.3" calcext:value-type="float">
            <text:p>5.3</text:p>
          </table:table-cell>
          <table:table-cell office:value-type="float" office:value="0.69" calcext:value-type="float">
            <text:p>0.69</text:p>
          </table:table-cell>
          <table:table-cell office:value-type="float" office:value="1.5" calcext:value-type="float">
            <text:p>1.5</text:p>
          </table:table-cell>
          <table:table-cell table:formula="of:=129.467*[.F23]^0.918" office:value-type="float" office:value="187.849853408371" calcext:value-type="float">
            <text:p>187.849853408371</text:p>
          </table:table-cell>
          <table:table-cell table:formula="of:=[.G23]/60" office:value-type="float" office:value="3.13083089013952" calcext:value-type="float">
            <text:p>3.13083089013952</text:p>
          </table:table-cell>
          <table:table-cell table:formula="of:=([.E23]*0.82)*1000" office:value-type="float" office:value="565.8" calcext:value-type="float">
            <text:p>565.8</text:p>
          </table:table-cell>
          <table:table-cell table:formula="of:=[.I23]/1000" office:value-type="float" office:value="0.5658" calcext:value-type="float">
            <text:p>0.5658</text:p>
          </table:table-cell>
          <table:table-cell office:value-type="float" office:value="7950000" calcext:value-type="float">
            <text:p>7950000</text:p>
          </table:table-cell>
          <table:table-cell table:formula="of:=[.F23]/([.H23]*[.J23])" office:value-type="float" office:value="0.846776322543015" calcext:value-type="float">
            <text:p>0.846776322543015</text:p>
          </table:table-cell>
          <table:table-cell table:formula="of:=[.K23]/[.L23]" office:value-type="float" office:value="9388547.82349698" calcext:value-type="float">
            <text:p>9388547.823496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69" calcext:value-type="float">
            <text:p>0.69</text:p>
          </table:table-cell>
          <table:table-cell office:value-type="float" office:value="1.54" calcext:value-type="float">
            <text:p>1.54</text:p>
          </table:table-cell>
          <table:table-cell table:formula="of:=129.467*[.F24]^0.918" office:value-type="float" office:value="192.443437751622" calcext:value-type="float">
            <text:p>192.443437751622</text:p>
          </table:table-cell>
          <table:table-cell table:formula="of:=[.G24]/60" office:value-type="float" office:value="3.2073906291937" calcext:value-type="float">
            <text:p>3.2073906291937</text:p>
          </table:table-cell>
          <table:table-cell table:formula="of:=([.E24]*0.82)*1000" office:value-type="float" office:value="565.8" calcext:value-type="float">
            <text:p>565.8</text:p>
          </table:table-cell>
          <table:table-cell table:formula="of:=[.I24]/1000" office:value-type="float" office:value="0.5658" calcext:value-type="float">
            <text:p>0.5658</text:p>
          </table:table-cell>
          <table:table-cell office:value-type="float" office:value="6930000" calcext:value-type="float">
            <text:p>6930000</text:p>
          </table:table-cell>
          <table:table-cell table:formula="of:=[.F24]/([.H24]*[.J24])" office:value-type="float" office:value="0.848605655332401" calcext:value-type="float">
            <text:p>0.848605655332401</text:p>
          </table:table-cell>
          <table:table-cell table:formula="of:=[.K24]/[.L24]" office:value-type="float" office:value="8166337.28099008" calcext:value-type="float">
            <text:p>8166337.28099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roid</text:p>
          </table:table-cell>
          <table:table-cell office:value-type="string" calcext:value-type="string">
            <text:p>Remus 6000</text:p>
          </table:table-cell>
          <table:table-cell office:value-type="string" calcext:value-type="string">
            <text:p>Propeller</text:p>
          </table:table-cell>
          <table:table-cell office:value-type="float" office:value="3.96" calcext:value-type="float">
            <text:p>3.96</text:p>
          </table:table-cell>
          <table:table-cell office:value-type="float" office:value="0.71" calcext:value-type="float">
            <text:p>0.71</text:p>
          </table:table-cell>
          <table:table-cell office:value-type="float" office:value="2.31" calcext:value-type="float">
            <text:p>2.31</text:p>
          </table:table-cell>
          <table:table-cell table:formula="of:=129.467*[.F25]^0.918" office:value-type="float" office:value="279.225374582289" calcext:value-type="float">
            <text:p>279.225374582289</text:p>
          </table:table-cell>
          <table:table-cell table:formula="of:=[.G25]/60" office:value-type="float" office:value="4.65375624303814" calcext:value-type="float">
            <text:p>4.65375624303814</text:p>
          </table:table-cell>
          <table:table-cell table:formula="of:=([.E25]*0.82)*1000" office:value-type="float" office:value="582.2" calcext:value-type="float">
            <text:p>582.2</text:p>
          </table:table-cell>
          <table:table-cell table:formula="of:=[.I25]/1000" office:value-type="float" office:value="0.5822" calcext:value-type="float">
            <text:p>0.5822</text:p>
          </table:table-cell>
          <table:table-cell office:value-type="float" office:value="9147600" calcext:value-type="float">
            <text:p>9147600</text:p>
          </table:table-cell>
          <table:table-cell table:formula="of:=[.F25]/([.H25]*[.J25])" office:value-type="float" office:value="0.852581975497099" calcext:value-type="float">
            <text:p>0.852581975497099</text:p>
          </table:table-cell>
          <table:table-cell table:formula="of:=[.K25]/[.L25]" office:value-type="float" office:value="10729290.8633994" calcext:value-type="float">
            <text:p>10729290.8633994</text:p>
          </table:table-cell>
          <table:table-cell office:value-type="string" calcext:value-type="string">
            <text:p>https://www.hydroid.com/remus-6000-marine-research-applicatio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 SA</text:p>
          </table:table-cell>
          <table:table-cell office:value-type="string" calcext:value-type="string">
            <text:p>Alister Daurade</text:p>
          </table:table-cell>
          <table:table-cell office:value-type="string" calcext:value-type="string">
            <text:p>Propeller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2.05" calcext:value-type="float">
            <text:p>2.05</text:p>
          </table:table-cell>
          <table:table-cell table:formula="of:=129.467*[.F26]^0.918" office:value-type="float" office:value="250.2356196287" calcext:value-type="float">
            <text:p>250.2356196287</text:p>
          </table:table-cell>
          <table:table-cell table:formula="of:=[.G26]/60" office:value-type="float" office:value="4.17059366047833" calcext:value-type="float">
            <text:p>4.17059366047833</text:p>
          </table:table-cell>
          <table:table-cell table:formula="of:=([.E26]*0.82)*1000" office:value-type="float" office:value="574" calcext:value-type="float">
            <text:p>574</text:p>
          </table:table-cell>
          <table:table-cell table:formula="of:=[.I26]/1000" office:value-type="float" office:value="0.574" calcext:value-type="float">
            <text:p>0.574</text:p>
          </table:table-cell>
          <table:table-cell office:value-type="float" office:value="10250000" calcext:value-type="float">
            <text:p>10250000</text:p>
          </table:table-cell>
          <table:table-cell table:formula="of:=[.F26]/([.H26]*[.J26])" office:value-type="float" office:value="0.85633577906963" calcext:value-type="float">
            <text:p>0.85633577906963</text:p>
          </table:table-cell>
          <table:table-cell table:formula="of:=[.K26]/[.L26]" office:value-type="float" office:value="11969603.8055728" calcext:value-type="float">
            <text:p>11969603.8055728</text:p>
          </table:table-cell>
          <table:table-cell office:value-type="string" calcext:value-type="string">
            <text:p>Copros &amp; Scourzic, 2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iot-Watt University Ocean Systems Laboratory</text:p>
          </table:table-cell>
          <table:table-cell office:value-type="string" calcext:value-type="string">
            <text:p>Nessie IV (2009)</text:p>
          </table:table-cell>
          <table:table-cell office:value-type="string" calcext:value-type="string">
            <text:p>Propeller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.57" calcext:value-type="float">
            <text:p>2.57</text:p>
          </table:table-cell>
          <table:table-cell table:formula="of:=129.467*[.F27]^0.918" office:value-type="float" office:value="307.948215581113" calcext:value-type="float">
            <text:p>307.948215581113</text:p>
          </table:table-cell>
          <table:table-cell table:formula="of:=[.G27]/60" office:value-type="float" office:value="5.13247025968522" calcext:value-type="float">
            <text:p>5.13247025968522</text:p>
          </table:table-cell>
          <table:table-cell table:formula="of:=([.E27]*0.82)*1000" office:value-type="float" office:value="574" calcext:value-type="float">
            <text:p>574</text:p>
          </table:table-cell>
          <table:table-cell table:formula="of:=[.I27]/1000" office:value-type="float" office:value="0.574" calcext:value-type="float">
            <text:p>0.574</text:p>
          </table:table-cell>
          <table:table-cell office:value-type="float" office:value="1799000" calcext:value-type="float">
            <text:p>1799000</text:p>
          </table:table-cell>
          <table:table-cell table:formula="of:=[.F27]/([.H27]*[.J27])" office:value-type="float" office:value="0.872358082918712" calcext:value-type="float">
            <text:p>0.872358082918712</text:p>
          </table:table-cell>
          <table:table-cell table:formula="of:=[.K27]/[.L27]" office:value-type="float" office:value="2062226.55034152" calcext:value-type="float">
            <text:p>2062226.55034152</text:p>
          </table:table-cell>
          <table:table-cell office:value-type="string" calcext:value-type="string">
            <text:p>http://osl.eps.hw.ac.uk/virtualPages/experimentalCapabilities/Nessie%20IV%20AUV.ph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ffice of Naval Research</text:p>
          </table:table-cell>
          <table:table-cell office:value-type="string" calcext:value-type="string">
            <text:p>Oddysey</text:p>
          </table:table-cell>
          <table:table-cell office:value-type="string" calcext:value-type="string">
            <text:p>Propeller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table:formula="of:=129.467*[.F28]^0.918" office:value-type="float" office:value="58.385087211516" calcext:value-type="float">
            <text:p>58.385087211516</text:p>
          </table:table-cell>
          <table:table-cell table:formula="of:=[.G28]/60" office:value-type="float" office:value="0.9730847868586" calcext:value-type="float">
            <text:p>0.9730847868586</text:p>
          </table:table-cell>
          <table:table-cell table:formula="of:=([.E28]*0.82)*1000" office:value-type="float" office:value="492" calcext:value-type="float">
            <text:p>492</text:p>
          </table:table-cell>
          <table:table-cell table:formula="of:=[.I28]/1000" office:value-type="float" office:value="0.492" calcext:value-type="float">
            <text:p>0.492</text:p>
          </table:table-cell>
          <table:table-cell office:value-type="float" office:value="882000" calcext:value-type="float">
            <text:p>882000</text:p>
          </table:table-cell>
          <table:table-cell table:formula="of:=[.F28]/([.H28]*[.J28])" office:value-type="float" office:value="0.87727045794357" calcext:value-type="float">
            <text:p>0.87727045794357</text:p>
          </table:table-cell>
          <table:table-cell table:formula="of:=[.K28]/[.L28]" office:value-type="float" office:value="1005391.20178231" calcext:value-type="float">
            <text:p>1005391.20178231</text:p>
          </table:table-cell>
          <table:table-cell office:value-type="string" calcext:value-type="string">
            <text:p>https://doi.org/10.5670/oceanog.1993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Manta-ceresia</text:p>
          </table:table-cell>
          <table:table-cell office:value-type="string" calcext:value-type="string">
            <text:p>Propeller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formula="of:=129.467*[.F29]^0.918" office:value-type="float" office:value="129.467" calcext:value-type="float">
            <text:p>129.467</text:p>
          </table:table-cell>
          <table:table-cell table:formula="of:=[.G29]/60" office:value-type="float" office:value="2.15778333333333" calcext:value-type="float">
            <text:p>2.15778333333333</text:p>
          </table:table-cell>
          <table:table-cell table:formula="of:=([.E29]*0.82)*1000" office:value-type="float" office:value="516.6" calcext:value-type="float">
            <text:p>516.6</text:p>
          </table:table-cell>
          <table:table-cell table:formula="of:=[.I29]/1000" office:value-type="float" office:value="0.5166" calcext:value-type="float">
            <text:p>0.5166</text:p>
          </table:table-cell>
          <table:table-cell office:value-type="float" office:value="450000" calcext:value-type="float">
            <text:p>450000</text:p>
          </table:table-cell>
          <table:table-cell table:formula="of:=[.F29]/([.H29]*[.J29])" office:value-type="float" office:value="0.89709361136848" calcext:value-type="float">
            <text:p>0.89709361136848</text:p>
          </table:table-cell>
          <table:table-cell table:formula="of:=[.K29]/[.L29]" office:value-type="float" office:value="501619.8915" calcext:value-type="float">
            <text:p>501619.8915</text:p>
          </table:table-cell>
          <table:table-cell office:value-type="string" calcext:value-type="string">
            <text:p>http://underwater.iis.u-tokyo.ac.jp/robot/manta/Welcome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b Seaeye</text:p>
          </table:table-cell>
          <table:table-cell office:value-type="string" calcext:value-type="string">
            <text:p>Sabertooth Single Hull</text:p>
          </table:table-cell>
          <table:table-cell office:value-type="string" calcext:value-type="string">
            <text:p>Propeller</text:p>
          </table:table-cell>
          <table:table-cell office:value-type="float" office:value="3.6" calcext:value-type="float">
            <text:p>3.6</text:p>
          </table:table-cell>
          <table:table-cell office:value-type="float" office:value="0.66" calcext:value-type="float">
            <text:p>0.66</text:p>
          </table:table-cell>
          <table:table-cell office:value-type="float" office:value="2.57" calcext:value-type="float">
            <text:p>2.57</text:p>
          </table:table-cell>
          <table:table-cell table:formula="of:=129.467*[.F30]^0.918" office:value-type="float" office:value="307.948215581113" calcext:value-type="float">
            <text:p>307.948215581113</text:p>
          </table:table-cell>
          <table:table-cell table:formula="of:=[.G30]/60" office:value-type="float" office:value="5.13247025968522" calcext:value-type="float">
            <text:p>5.13247025968522</text:p>
          </table:table-cell>
          <table:table-cell table:formula="of:=([.E30]*0.82)*1000" office:value-type="float" office:value="541.2" calcext:value-type="float">
            <text:p>541.2</text:p>
          </table:table-cell>
          <table:table-cell table:formula="of:=[.I30]/1000" office:value-type="float" office:value="0.5412" calcext:value-type="float">
            <text:p>0.5412</text:p>
          </table:table-cell>
          <table:table-cell office:value-type="float" office:value="9252000" calcext:value-type="float">
            <text:p>9252000</text:p>
          </table:table-cell>
          <table:table-cell table:formula="of:=[.F30]/([.H30]*[.J30])" office:value-type="float" office:value="0.925228269762271" calcext:value-type="float">
            <text:p>0.925228269762271</text:p>
          </table:table-cell>
          <table:table-cell table:formula="of:=[.K30]/[.L30]" office:value-type="float" office:value="9999694.45634991" calcext:value-type="float">
            <text:p>9999694.45634991</text:p>
          </table:table-cell>
          <table:table-cell office:value-type="string" calcext:value-type="string">
            <text:p>https://www.saabseaeye.com/solutions/underwater-vehicles/sabertooth-single-hull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A1:'AUV Data'.N26"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1" table:target-range-address="'Torpedo Estimates'.A1:'Torpedo Estimates'.N30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6:53:55.3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1:42:52.992000000</meta:creation-date>
    <meta:generator>LibreOffice/7.3.3.2$Windows_X86_64 LibreOffice_project/d1d0ea68f081ee2800a922cac8f79445e4603348</meta:generator>
    <dc:date>2022-07-26T17:42:13.131000000</dc:date>
    <meta:editing-duration>PT9H44M2S</meta:editing-duration>
    <meta:editing-cycles>162</meta:editing-cycles>
    <meta:document-statistic meta:table-count="2" meta:cell-count="77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1.872cm" svg:y="3.954cm" style:legend-expansion="high" chart:style-name="ch2"/>
        <chart:plot-area chart:style-name="ch3" table:cell-range-address="'AUV Data'.G2:'AUV Data'.H9 'AUV Data'.G17:'AUV Data'.H20" svg:x="0.266cm" svg:y="0.127cm" svg:width="11.232cm" svg:height="8.643cm">
          <chart:coordinate-region svg:x="1.073cm" svg:y="0.326cm" svg:width="10.18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H2:'AUV Data'.H9 'AUV Data'.H17:'AUV Data'.H20" chart:class="chart:scatter">
            <chart:domain table:cell-range-address="'AUV Data'.G2:'AUV Data'.G9 'AUV Data'.G17:'AUV Data'.G20"/>
            <chart:regression-curve chart:style-name="ch8">
              <chart:equation chart:display-equation="true" chart:display-r-square="true" svg:x="0.84cm" svg:y="0.548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1572">
                <text:p>1.001572</text:p>
                <draw:g>
                  <svg:desc>'AUV Data'.G2:'AUV Data'.G9 'AUV Data'.G17:'AUV Data'.G20</svg:desc>
                </draw:g>
              </table:table-cell>
              <table:table-cell office:value-type="float" office:value="123.6">
                <text:p>123.6</text:p>
                <draw:g>
                  <svg:desc>'AUV Data'.H2:'AUV Data'.H9 'AUV Data'.H17:'AUV Data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3813">
                <text:p>1.0173813</text:p>
              </table:table-cell>
              <table:table-cell office:value-type="float" office:value="127.08">
                <text:p>12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074">
                <text:p>1.260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78348">
                <text:p>1.4778348</text:p>
              </table:table-cell>
              <table:table-cell office:value-type="float" office:value="186.36">
                <text:p>186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36046">
                <text:p>1.8636046</text:p>
              </table:table-cell>
              <table:table-cell office:value-type="float" office:value="229.98">
                <text:p>229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9.876352009592">
                <text:p>149.876352009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23.563603845294">
                <text:p>223.56360384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93.99514908004">
                <text:p>293.9951490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4.824cm" svg:y="4.204cm" style:legend-expansion="high" chart:style-name="ch2"/>
        <chart:plot-area chart:style-name="ch3" table:cell-range-address="'Torpedo Estimates'.K1:'Torpedo Estimates'.K30 'Torpedo Estimates'.M1:'Torpedo Estimates'.M30" chart:data-source-has-labels="row" svg:x="0.32cm" svg:y="0.18cm" svg:width="14.184cm" svg:height="8.646cm">
          <chart:coordinate-region svg:x="2.053cm" svg:y="0.38cm" svg:width="11.7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rpedo Estimates'.K2:'Torpedo Estimates'.K30" chart:label-cell-address="'Torpedo Estimates'.M1:'Torpedo Estimates'.M1" chart:class="chart:scatter">
            <chart:domain table:cell-range-address="'Torpedo Estimates'.M2:'Torpedo Estimates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Jw</text:p>
                <draw:g>
                  <svg:desc>'Torpedo Estimates'.M1:'Torpedo Estimate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09377.4087573">
                <text:p>18809377.4087573</text:p>
                <draw:g>
                  <svg:desc>'Torpedo Estimates'.M2:'Torpedo Estimates'.M30</svg:desc>
                </draw:g>
              </table:table-cell>
              <table:table-cell office:value-type="float" office:value="11275000">
                <text:p>11275000</text:p>
                <draw:g>
                  <svg:desc>'Torpedo Estimates'.K2:'Torpedo Estimates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19320.8095534">
                <text:p>20519320.8095534</text:p>
              </table:table-cell>
              <table:table-cell office:value-type="float" office:value="12300000">
                <text:p>123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93589.9020251">
                <text:p>18893589.9020251</text:p>
              </table:table-cell>
              <table:table-cell office:value-type="float" office:value="11330000">
                <text:p>1133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11188.9840274">
                <text:p>20611188.9840274</text:p>
              </table:table-cell>
              <table:table-cell office:value-type="float" office:value="12360000">
                <text:p>123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5589.30385897">
                <text:p>2295589.30385897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14404.9924994">
                <text:p>11614404.9924994</text:p>
              </table:table-cell>
              <table:table-cell office:value-type="float" office:value="7107000">
                <text:p>710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2961.99045">
                <text:p>1262961.99045</text:p>
              </table:table-cell>
              <table:table-cell office:value-type="float" office:value="785400">
                <text:p>785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92043.17">
                <text:p>5892043.17</text:p>
              </table:table-cell>
              <table:table-cell office:value-type="float" office:value="3700000">
                <text:p>37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3167.63955839">
                <text:p>6483167.63955839</text:p>
              </table:table-cell>
              <table:table-cell office:value-type="float" office:value="4395600">
                <text:p>4395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71611.0926499">
                <text:p>25171611.0926499</text:p>
              </table:table-cell>
              <table:table-cell office:value-type="float" office:value="17622000">
                <text:p>1762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5982.84495165">
                <text:p>9895982.84495165</text:p>
              </table:table-cell>
              <table:table-cell office:value-type="float" office:value="7400000">
                <text:p>74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6966.94552355">
                <text:p>3476966.94552355</text:p>
              </table:table-cell>
              <table:table-cell office:value-type="float" office:value="2600000">
                <text:p>26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5308.30307018">
                <text:p>2045308.30307018</text:p>
              </table:table-cell>
              <table:table-cell office:value-type="float" office:value="1545000">
                <text:p>1545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48835.0127516">
                <text:p>10448835.0127516</text:p>
              </table:table-cell>
              <table:table-cell office:value-type="float" office:value="8250000">
                <text:p>82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71587.21606044">
                <text:p>7771587.21606044</text:p>
              </table:table-cell>
              <table:table-cell office:value-type="float" office:value="6165000">
                <text:p>616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42117.9553738">
                <text:p>11542117.9553738</text:p>
              </table:table-cell>
              <table:table-cell office:value-type="float" office:value="9225000">
                <text:p>922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54967.8342843">
                <text:p>18554967.8342843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1209.62465946">
                <text:p>1721209.62465946</text:p>
              </table:table-cell>
              <table:table-cell office:value-type="float" office:value="1419000">
                <text:p>141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83418.68333438">
                <text:p>7183418.68333438</text:p>
              </table:table-cell>
              <table:table-cell office:value-type="float" office:value="5925120">
                <text:p>5925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72006.4826099">
                <text:p>16772006.4826099</text:p>
              </table:table-cell>
              <table:table-cell office:value-type="float" office:value="13860000">
                <text:p>1386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6709.77500868">
                <text:p>4786709.77500868</text:p>
              </table:table-cell>
              <table:table-cell office:value-type="float" office:value="4004000">
                <text:p>400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88547.82349698">
                <text:p>9388547.82349698</text:p>
              </table:table-cell>
              <table:table-cell office:value-type="float" office:value="7950000">
                <text:p>79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6337.28099008">
                <text:p>8166337.28099008</text:p>
              </table:table-cell>
              <table:table-cell office:value-type="float" office:value="6930000">
                <text:p>693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29290.8633994">
                <text:p>10729290.8633994</text:p>
              </table:table-cell>
              <table:table-cell office:value-type="float" office:value="9147600">
                <text:p>9147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69603.8055728">
                <text:p>11969603.8055728</text:p>
              </table:table-cell>
              <table:table-cell office:value-type="float" office:value="10250000">
                <text:p>102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2226.55034152">
                <text:p>2062226.55034152</text:p>
              </table:table-cell>
              <table:table-cell office:value-type="float" office:value="1799000">
                <text:p>179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5391.20178231">
                <text:p>1005391.20178231</text:p>
              </table:table-cell>
              <table:table-cell office:value-type="float" office:value="882000">
                <text:p>88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619.8915">
                <text:p>501619.8915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9694.45634991">
                <text:p>9999694.45634991</text:p>
              </table:table-cell>
              <table:table-cell office:value-type="float" office:value="9252000">
                <text:p>925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